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b2eea" officeooo:paragraph-rsid="001b2eea"/>
    </style:style>
    <style:style style:name="P2" style:family="paragraph" style:parent-style-name="Standard">
      <style:text-properties fo:language="pl" fo:country="PL" officeooo:rsid="001ead80" officeooo:paragraph-rsid="00204f36"/>
    </style:style>
    <style:style style:name="P3" style:family="paragraph" style:parent-style-name="Standard">
      <style:text-properties fo:language="pl" fo:country="PL" officeooo:rsid="0021f800" officeooo:paragraph-rsid="0021f800"/>
    </style:style>
    <style:style style:name="P4" style:family="paragraph" style:parent-style-name="Standard" style:list-style-name="L1">
      <style:text-properties fo:language="pl" fo:country="PL" officeooo:rsid="001b3397" officeooo:paragraph-rsid="001b3397"/>
    </style:style>
    <style:style style:name="P5" style:family="paragraph" style:parent-style-name="Standard" style:list-style-name="L1">
      <style:text-properties fo:language="pl" fo:country="PL" officeooo:rsid="001b3397" officeooo:paragraph-rsid="00204f36"/>
    </style:style>
    <style:style style:name="P6" style:family="paragraph" style:parent-style-name="Standard" style:list-style-name="L1">
      <style:text-properties fo:language="pl" fo:country="PL" officeooo:rsid="001b3397" officeooo:paragraph-rsid="0024a46a"/>
    </style:style>
    <style:style style:name="P7" style:family="paragraph" style:parent-style-name="Standard" style:list-style-name="L1">
      <style:text-properties fo:language="pl" fo:country="PL" officeooo:rsid="001b3397" officeooo:paragraph-rsid="00263ea9"/>
    </style:style>
    <style:style style:name="P8" style:family="paragraph" style:parent-style-name="Standard" style:list-style-name="L1">
      <style:text-properties fo:language="pl" fo:country="PL" officeooo:rsid="001b3397" officeooo:paragraph-rsid="0028a631"/>
    </style:style>
    <style:style style:name="P9" style:family="paragraph" style:parent-style-name="Standard" style:list-style-name="L1">
      <style:text-properties fo:language="pl" fo:country="PL" officeooo:rsid="001b3397" officeooo:paragraph-rsid="002ae8af"/>
    </style:style>
    <style:style style:name="P10" style:family="paragraph" style:parent-style-name="Standard">
      <style:text-properties fo:language="pl" fo:country="PL" officeooo:rsid="001b3397" officeooo:paragraph-rsid="001b3397"/>
    </style:style>
    <style:style style:name="P11" style:family="paragraph" style:parent-style-name="Standard" style:list-style-name="L1">
      <style:text-properties fo:language="pl" fo:country="PL" officeooo:rsid="001ead80" officeooo:paragraph-rsid="001ead80"/>
    </style:style>
    <style:style style:name="P12" style:family="paragraph" style:parent-style-name="Standard" style:list-style-name="L1">
      <style:text-properties fo:language="pl" fo:country="PL" officeooo:rsid="001ead80" officeooo:paragraph-rsid="0028a631"/>
    </style:style>
    <style:style style:name="P13" style:family="paragraph" style:parent-style-name="Standard" style:list-style-name="L1">
      <style:text-properties fo:language="pl" fo:country="PL" officeooo:rsid="00204f36" officeooo:paragraph-rsid="00204f36"/>
    </style:style>
    <style:style style:name="P14" style:family="paragraph" style:parent-style-name="Standard" style:list-style-name="L1">
      <style:text-properties fo:language="pl" fo:country="PL" fo:font-weight="normal" officeooo:rsid="00204f36" officeooo:paragraph-rsid="00204f36" style:font-weight-asian="normal" style:font-weight-complex="normal"/>
    </style:style>
    <style:style style:name="P15" style:family="paragraph" style:parent-style-name="Standard" style:list-style-name="L1">
      <style:text-properties fo:language="pl" fo:country="PL" fo:font-weight="normal" officeooo:rsid="002ae8af" officeooo:paragraph-rsid="002ae8af" style:font-weight-asian="normal" style:font-weight-complex="normal"/>
    </style:style>
    <style:style style:name="P16" style:family="paragraph" style:parent-style-name="Standard" style:list-style-name="L1">
      <style:text-properties fo:language="pl" fo:country="PL" fo:font-weight="normal" officeooo:rsid="002ae8af" officeooo:paragraph-rsid="002b0777" style:font-weight-asian="normal" style:font-weight-complex="normal"/>
    </style:style>
    <style:style style:name="P17" style:family="paragraph" style:parent-style-name="Standard" style:list-style-name="L1">
      <style:text-properties fo:language="pl" fo:country="PL" fo:font-weight="normal" officeooo:rsid="00239f10" officeooo:paragraph-rsid="002ae8af" style:font-weight-asian="normal" style:font-weight-complex="normal"/>
    </style:style>
    <style:style style:name="P18" style:family="paragraph" style:parent-style-name="Standard" style:list-style-name="L2">
      <style:text-properties fo:language="pl" fo:country="PL" officeooo:rsid="002319b1" officeooo:paragraph-rsid="002319b1"/>
    </style:style>
    <style:style style:name="P19" style:family="paragraph" style:parent-style-name="Standard">
      <style:text-properties fo:language="pl" fo:country="PL" officeooo:rsid="002319b1" officeooo:paragraph-rsid="002319b1"/>
    </style:style>
    <style:style style:name="P20" style:family="paragraph" style:parent-style-name="Standard" style:list-style-name="L2">
      <style:text-properties fo:language="pl" fo:country="PL" officeooo:rsid="0021f800" officeooo:paragraph-rsid="0021f800"/>
    </style:style>
    <style:style style:name="P21" style:family="paragraph" style:parent-style-name="Standard" style:list-style-name="L2">
      <style:text-properties fo:language="pl" fo:country="PL" officeooo:rsid="0021f800" officeooo:paragraph-rsid="002319b1"/>
    </style:style>
    <style:style style:name="P22" style:family="paragraph" style:parent-style-name="Standard" style:list-style-name="L2">
      <style:text-properties fo:language="pl" fo:country="PL" officeooo:rsid="0021f800" officeooo:paragraph-rsid="002b0777"/>
    </style:style>
    <style:style style:name="P23" style:family="paragraph" style:parent-style-name="Standard" style:list-style-name="L1">
      <style:text-properties fo:language="pl" fo:country="PL" officeooo:rsid="00239f10" officeooo:paragraph-rsid="00239f10"/>
    </style:style>
    <style:style style:name="P24" style:family="paragraph" style:parent-style-name="Standard" style:list-style-name="L1">
      <style:text-properties fo:language="pl" fo:country="PL" officeooo:rsid="00239f10" officeooo:paragraph-rsid="0024a46a"/>
    </style:style>
    <style:style style:name="P25" style:family="paragraph" style:parent-style-name="Standard" style:list-style-name="L1">
      <style:text-properties fo:language="pl" fo:country="PL" officeooo:rsid="00239f10" officeooo:paragraph-rsid="00263ea9"/>
    </style:style>
    <style:style style:name="P26" style:family="paragraph" style:parent-style-name="Standard" style:list-style-name="L1">
      <style:text-properties fo:language="pl" fo:country="PL" officeooo:rsid="00239f10" officeooo:paragraph-rsid="00268fb0"/>
    </style:style>
    <style:style style:name="P27" style:family="paragraph" style:parent-style-name="Standard" style:list-style-name="L1">
      <style:text-properties fo:language="pl" fo:country="PL" officeooo:rsid="00239f10" officeooo:paragraph-rsid="0026ed62"/>
    </style:style>
    <style:style style:name="P28" style:family="paragraph" style:parent-style-name="Standard" style:list-style-name="L1">
      <style:text-properties fo:language="pl" fo:country="PL" officeooo:rsid="00239f10" officeooo:paragraph-rsid="0028a631"/>
    </style:style>
    <style:style style:name="P29" style:family="paragraph" style:parent-style-name="Standard" style:list-style-name="L1">
      <style:text-properties fo:language="pl" fo:country="PL" officeooo:rsid="00239f10" officeooo:paragraph-rsid="002ae8af"/>
    </style:style>
    <style:style style:name="P30" style:family="paragraph" style:parent-style-name="Standard" style:list-style-name="L1">
      <style:text-properties fo:language="pl" fo:country="PL" fo:font-style="italic" officeooo:rsid="00239f10" officeooo:paragraph-rsid="00239f10" style:font-style-asian="italic" style:font-style-complex="italic"/>
    </style:style>
    <style:style style:name="P31" style:family="paragraph" style:parent-style-name="Standard" style:list-style-name="L1">
      <style:text-properties fo:language="pl" fo:country="PL" fo:font-style="italic" officeooo:rsid="00239f10" officeooo:paragraph-rsid="0024a46a" style:font-style-asian="italic" style:font-style-complex="italic"/>
    </style:style>
    <style:style style:name="P32" style:family="paragraph" style:parent-style-name="Standard" style:list-style-name="L1">
      <style:text-properties fo:language="pl" fo:country="PL" fo:font-style="italic" officeooo:rsid="00239f10" officeooo:paragraph-rsid="00263ea9" style:font-style-asian="italic" style:font-style-complex="italic"/>
    </style:style>
    <style:style style:name="P33" style:family="paragraph" style:parent-style-name="Standard" style:list-style-name="L1">
      <style:text-properties fo:language="pl" fo:country="PL" fo:font-style="italic" officeooo:rsid="00239f10" officeooo:paragraph-rsid="00268fb0" style:font-style-asian="italic" style:font-style-complex="italic"/>
    </style:style>
    <style:style style:name="P34" style:family="paragraph" style:parent-style-name="Standard" style:list-style-name="L1">
      <style:text-properties fo:language="pl" fo:country="PL" fo:font-style="italic" officeooo:rsid="00239f10" officeooo:paragraph-rsid="0026ed62" style:font-style-asian="italic" style:font-style-complex="italic"/>
    </style:style>
    <style:style style:name="P35" style:family="paragraph" style:parent-style-name="Standard" style:list-style-name="L1">
      <style:text-properties fo:language="pl" fo:country="PL" fo:font-style="italic" officeooo:rsid="00239f10" officeooo:paragraph-rsid="0028a631" style:font-style-asian="italic" style:font-style-complex="italic"/>
    </style:style>
    <style:style style:name="P36" style:family="paragraph" style:parent-style-name="Standard" style:list-style-name="L1">
      <style:text-properties fo:language="pl" fo:country="PL" fo:font-style="italic" officeooo:rsid="00239f10" officeooo:paragraph-rsid="002ae8af" style:font-style-asian="italic" style:font-style-complex="italic"/>
    </style:style>
    <style:style style:name="P37" style:family="paragraph" style:parent-style-name="Standard" style:list-style-name="L2">
      <style:text-properties fo:language="pl" fo:country="PL" fo:font-style="italic" officeooo:rsid="00239f10" officeooo:paragraph-rsid="002b0777" style:font-style-asian="italic" style:font-style-complex="italic"/>
    </style:style>
    <style:style style:name="P38" style:family="paragraph" style:parent-style-name="Standard" style:list-style-name="L1">
      <style:text-properties fo:language="pl" fo:country="PL" officeooo:rsid="0024a46a" officeooo:paragraph-rsid="0024a46a"/>
    </style:style>
    <style:style style:name="P39" style:family="paragraph" style:parent-style-name="Standard" style:list-style-name="L1">
      <style:text-properties fo:language="pl" fo:country="PL" officeooo:rsid="0024a46a" officeooo:paragraph-rsid="00263ea9"/>
    </style:style>
    <style:style style:name="P40" style:family="paragraph" style:parent-style-name="Standard" style:list-style-name="L1">
      <style:text-properties fo:language="pl" fo:country="PL" officeooo:rsid="00263ea9" officeooo:paragraph-rsid="00263ea9"/>
    </style:style>
    <style:style style:name="P41" style:family="paragraph" style:parent-style-name="Standard" style:list-style-name="L1">
      <style:text-properties fo:language="pl" fo:country="PL" officeooo:rsid="00263ea9" officeooo:paragraph-rsid="00268fb0"/>
    </style:style>
    <style:style style:name="P42" style:family="paragraph" style:parent-style-name="Standard">
      <style:text-properties fo:language="pl" fo:country="PL" officeooo:rsid="00263ea9" officeooo:paragraph-rsid="00263ea9"/>
    </style:style>
    <style:style style:name="P43" style:family="paragraph" style:parent-style-name="Standard">
      <style:text-properties fo:language="pl" fo:country="PL" officeooo:rsid="00263ea9" officeooo:paragraph-rsid="00268fb0"/>
    </style:style>
    <style:style style:name="P44" style:family="paragraph" style:parent-style-name="Standard" style:list-style-name="L1">
      <style:text-properties fo:language="pl" fo:country="PL" officeooo:rsid="00268fb0" officeooo:paragraph-rsid="00268fb0"/>
    </style:style>
    <style:style style:name="P45" style:family="paragraph" style:parent-style-name="Standard" style:list-style-name="L1">
      <style:text-properties fo:language="pl" fo:country="PL" officeooo:rsid="00268fb0" officeooo:paragraph-rsid="0028a631"/>
    </style:style>
    <style:style style:name="P46" style:family="paragraph" style:parent-style-name="Standard" style:list-style-name="L1">
      <style:text-properties fo:language="pl" fo:country="PL" officeooo:rsid="0026ed62" officeooo:paragraph-rsid="0026ed62"/>
    </style:style>
    <style:style style:name="P47" style:family="paragraph" style:parent-style-name="Standard">
      <style:text-properties fo:language="pl" fo:country="PL" officeooo:rsid="0026ed62" officeooo:paragraph-rsid="0026ed62"/>
    </style:style>
    <style:style style:name="P48" style:family="paragraph" style:parent-style-name="Standard" style:list-style-name="L1">
      <style:text-properties fo:language="pl" fo:country="PL" officeooo:rsid="0028a631" officeooo:paragraph-rsid="0028a631"/>
    </style:style>
    <style:style style:name="P49" style:family="paragraph" style:parent-style-name="Standard" style:list-style-name="L1">
      <style:text-properties fo:language="pl" fo:country="PL" officeooo:rsid="002931bb" officeooo:paragraph-rsid="002931bb"/>
    </style:style>
    <style:style style:name="P50" style:family="paragraph" style:parent-style-name="Standard" style:list-style-name="L2">
      <style:text-properties fo:language="pl" fo:country="PL" fo:font-style="normal" officeooo:rsid="002b0777" officeooo:paragraph-rsid="002b0777" style:font-style-asian="normal" style:font-style-complex="normal"/>
    </style:style>
    <style:style style:name="P51" style:family="paragraph" style:parent-style-name="Standard">
      <style:text-properties fo:language="pl" fo:country="PL" officeooo:rsid="001b2eea" officeooo:paragraph-rsid="001b2eea"/>
    </style:style>
    <style:style style:name="P52" style:family="paragraph" style:parent-style-name="Standard">
      <style:text-properties fo:language="pl" fo:country="PL" officeooo:rsid="002ce694" officeooo:paragraph-rsid="002ce6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4f36" style:font-weight-asian="normal" style:font-weight-complex="normal"/>
    </style:style>
    <style:style style:name="T4" style:family="text">
      <style:text-properties officeooo:rsid="002319b1"/>
    </style:style>
    <style:style style:name="T5" style:family="text">
      <style:text-properties officeooo:rsid="00239f10"/>
    </style:style>
    <style:style style:name="T6" style:family="text">
      <style:text-properties officeooo:rsid="0024a46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4a46a"/>
    </style:style>
    <style:style style:name="T9" style:family="text">
      <style:text-properties style:text-underline-style="none"/>
    </style:style>
    <style:style style:name="T10" style:family="text">
      <style:text-properties officeooo:rsid="00263ea9"/>
    </style:style>
    <style:style style:name="T11" style:family="text">
      <style:text-properties officeooo:rsid="00268fb0"/>
    </style:style>
    <style:style style:name="T12" style:family="text">
      <style:text-properties officeooo:rsid="0026ed62"/>
    </style:style>
    <style:style style:name="T13" style:family="text">
      <style:text-properties officeooo:rsid="0028a631"/>
    </style:style>
    <style:style style:name="T14" style:family="text">
      <style:text-properties officeooo:rsid="002ae8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ariusze testów</text:p>
      <text:p text:style-name="P52">(Testy należy wykonywać w podanej kolejności)</text:p>
      <text:p text:style-name="P1"/>
      <text:p text:style-name="P3">Testy jednostkowe:</text:p>
      <text:p text:style-name="P1"/>
      <text:list xml:id="list3734611515" text:style-name="L1">
        <text:list-item>
          <text:p text:style-name="P6">Sprawdzenie możliwości dodawania <text:span text:style-name="T1">Działów</text:span> do systemu.<text:line-break/><text:span text:style-name="T5">Wprowadzenie nowego Działu do systemu o parametrach:</text:span></text:p>
          <text:p text:style-name="P6"><text:span text:style-name="T8">Nazwa działu:</text:span><text:span text:style-name="T6"> „Dział testowy”</text:span></text:p>
          <text:p text:style-name="P23">Wyświetlenie Działu „Dział testowy” z systemu.</text:p>
          <text:p text:style-name="P23"/>
          <text:p text:style-name="P30">Oczekiwany resultat:</text:p>
          <text:p text:style-name="P23">Wypisanie <text:span text:style-name="T6">przez system </text:span>informacji dotyczących Działu „Dział testowy” na ekranie.</text:p>
          <text:p text:style-name="P23"/>
        </text:list-item>
        <text:list-item>
          <text:p text:style-name="P4">Sprawdzenie możliwości dodawania <text:span text:style-name="T1">Pracowników</text:span> do systemu.</text:p>
        </text:list-item>
        <text:list-item>
          <text:p text:style-name="P7">Sprawdzenie poprawności przypisania <text:span text:style-name="T1">Pracownika</text:span> do Działu.</text:p>
          <text:p text:style-name="P38">Wprowadzenie nowego Pracownika do systemu o parametrach:</text:p>
          <text:p text:style-name="P38"><text:span text:style-name="T7">Imię:</text:span> „Jan”</text:p>
          <text:p text:style-name="P38"><text:span text:style-name="T7">Nazwisko:</text:span> „Kowalski”</text:p>
          <text:p text:style-name="P38"><text:span text:style-name="T7">PESEL:</text:span> „90010198765”</text:p>
          <text:p text:style-name="P38"><text:span text:style-name="T7">Stanowisko</text:span><text:span text:style-name="T9">: </text:span>„Szef”</text:p>
          <text:p text:style-name="P38"><text:span text:style-name="T7">Dział:</text:span> „Dział testowy” (wybranie działu z listy dostępnych działów)</text:p>
          <text:p text:style-name="P38">Wyświetlenie Pracownika z systemu.</text:p>
          <text:p text:style-name="P38"/>
          <text:p text:style-name="P31">Oczekiwany resultat:</text:p>
          <text:p text:style-name="P24">Wypisanie <text:span text:style-name="T6">przez system </text:span>informacji dotyczących Działu „Dział testowy” na ekranie.</text:p>
          <text:p text:style-name="P6"/>
        </text:list-item>
        <text:list-item>
          <text:p text:style-name="P4">Sprawdzenie możliwości dodawania <text:span text:style-name="T1">Katalogów informacji</text:span> do systemu.</text:p>
          <text:p text:style-name="P39">Wprowadzenie nowego <text:span text:style-name="T10">Katalogu Informacji</text:span> do systemu o parametrach:</text:p>
          <text:p text:style-name="P40"><text:span text:style-name="T7">Nazwa katalogu:</text:span> „Katalog Testowy”.</text:p>
          <text:p text:style-name="P40">Wyświetlenie Katalogu „Katalog Testowy” z systemu.</text:p>
        </text:list-item>
      </text:list>
      <text:p text:style-name="P42"/>
      <text:list xml:id="list174516342671051" text:continue-numbering="true" text:style-name="L1">
        <text:list-header>
          <text:p text:style-name="P32">Oczekiwany resultat:</text:p>
          <text:p text:style-name="P25">Wypisanie <text:span text:style-name="T6">przez system </text:span>informacji dotyczących <text:span text:style-name="T10">Katalogu</text:span> „<text:span text:style-name="T10">Katalog</text:span> testowy” na ekranie.</text:p>
          <text:p text:style-name="P40"/>
        </text:list-header>
        <text:list-item>
          <text:p text:style-name="P4">Sprawdzenie możliwości dodawania <text:span text:style-name="T1">Uprawnień</text:span> do systemu.</text:p>
        </text:list-item>
        <text:list-item>
          <text:p text:style-name="P5">Sprawdzenie poprawności przypisania <text:span text:style-name="T1">Pracownika</text:span> i <text:span text:style-name="T1">Katalogu informacji</text:span><text:span text:style-name="T2"> </text:span><text:span text:style-name="T3">do </text:span><text:span text:style-name="T1">Uprawnienia</text:span>.</text:p>
          <text:p text:style-name="P40">Wprowadzenie nowego Uprawnienia do systemu o parametrach:</text:p>
          <text:p text:style-name="P40"><text:span text:style-name="T7">Poziom dostępu:</text:span> 1</text:p>
          <text:p text:style-name="P40"><text:span text:style-name="T7">Pracownik:</text:span> <text:span text:style-name="T6">(wybranie </text:span>pracownika<text:span text:style-name="T6"> z listy dostępnych działów)</text:span></text:p>
          <text:p text:style-name="P40"><text:span text:style-name="T7">Katalog:</text:span> <text:span text:style-name="T6">(wybranie </text:span>katalogu informacji<text:span text:style-name="T6"> z listy dostępnych działów)</text:span></text:p>
        </text:list-item>
      </text:list>
      <text:p text:style-name="P10"><text:tab/><text:span text:style-name="T11">Wyświetlenie Uprawnienia „Uprawnienie testowe” na ekranie.</text:span></text:p>
      <text:p text:style-name="P43"/>
      <text:list xml:id="list174518287596934" text:continue-numbering="true" text:style-name="L1">
        <text:list-header>
          <text:p text:style-name="P33">Oczekiwany resultat:</text:p>
          <text:p text:style-name="P26">Wypisanie <text:span text:style-name="T6">przez system </text:span>informacji dotyczących <text:span text:style-name="T11">Uprawnienia</text:span> „<text:span text:style-name="T11">Uprawnienie</text:span> testow<text:span text:style-name="T11">e</text:span>” na ekranie.</text:p>
          <text:p text:style-name="P41"/>
        </text:list-header>
        <text:list-item>
          <text:p text:style-name="P11">Sprawdzenie możliwości dodania <text:span text:style-name="T1">Katalogu osób</text:span>.</text:p>
          <text:p text:style-name="P44">Wprowadzenie nowego Katalogu <text:span text:style-name="T12">osób</text:span> <text:span text:style-name="T12">do systemu o parametrach:</text:span></text:p>
          <text:p text:style-name="P46"><text:span text:style-name="T7">Wymagany poziom dostępu</text:span>: 1</text:p>
          <text:p text:style-name="P46"><text:soft-page-break/><text:span text:style-name="T7">Katalog informacji:</text:span> <text:span text:style-name="T6">(wybranie </text:span>katalogu informacji<text:span text:style-name="T6"> „</text:span>Katalog testowy” <text:span text:style-name="T6">z listy dostępnych </text:span>katalogów informacji<text:span text:style-name="T6">).</text:span></text:p>
          <text:p text:style-name="P8"><text:span text:style-name="T11">Wyświetlenie Katalogu informacji na ekranie.</text:span></text:p>
          <text:p text:style-name="P8"/>
          <text:p text:style-name="P34">Oczekiwany resultat:</text:p>
          <text:p text:style-name="P27">Wypisanie <text:span text:style-name="T6">przez system </text:span>informacji dotyczących <text:span text:style-name="T12">Katalogu</text:span> <text:span text:style-name="T12">osób</text:span> na ekranie.</text:p>
        </text:list-item>
      </text:list>
      <text:p text:style-name="P47"/>
      <text:list xml:id="list174518291792977" text:continue-numbering="true" text:style-name="L1">
        <text:list-item>
          <text:p text:style-name="P11">Sprawdzenie możliwości dodania <text:span text:style-name="T1">Rodzaju uprawnienia</text:span>.</text:p>
          <text:p text:style-name="P45">Wprowadzenie nowego <text:span text:style-name="T13">Rodzaju uprawnienia</text:span> <text:span text:style-name="T12">do systemu o parametrach:</text:span></text:p>
          <text:p text:style-name="P48"><text:span text:style-name="T7">Rodzaj uprawnienia:</text:span><text:span text:style-name="T9"> </text:span>1</text:p>
          <text:p text:style-name="P48"><text:span text:style-name="T7">Opis:</text:span> „Opis testowy”</text:p>
          <text:p text:style-name="P8"><text:span text:style-name="T11">Wyświetlenie Rodzaju uprawnienia na ekranie.</text:span></text:p>
          <text:p text:style-name="P8"/>
          <text:p text:style-name="P35">Oczekiwany resultat:</text:p>
          <text:p text:style-name="P28">Wypisanie <text:span text:style-name="T6">przez system </text:span>informacji dotyczących <text:span text:style-name="T13">Rodzaju uprawnienia</text:span> na ekranie.</text:p>
          <text:p text:style-name="P28"/>
        </text:list-item>
        <text:list-item>
          <text:p text:style-name="P11">Sprawdzenie możliwości dodania <text:span text:style-name="T1">Osoby uprawnionej</text:span>.</text:p>
        </text:list-item>
        <text:list-item>
          <text:p text:style-name="P12">Sprawdzenie poprawności przypisania <text:span text:style-name="T1">Katalogu osób</text:span> oraz <text:span text:style-name="T1">Rodzaju uprawnienia</text:span><text:span text:style-name="T2"> </text:span><text:span text:style-name="T3">do </text:span><text:span text:style-name="T1">Osoby</text:span><text:span text:style-name="T2"> </text:span><text:span text:style-name="T1">uprawnionej</text:span>.</text:p>
          <text:p text:style-name="P45">Wprowadzenie nowe<text:span text:style-name="T13">j Osoby uprawnienionej</text:span> <text:span text:style-name="T12">do systemu o parametrach:</text:span></text:p>
          <text:p text:style-name="P48"><text:span text:style-name="T7">Imię:</text:span> „Adam”</text:p>
          <text:p text:style-name="P48"><text:span text:style-name="T7">Nazwisko:</text:span> „Nowak”</text:p>
          <text:p text:style-name="P48"><text:span text:style-name="T7">Katalog osób:</text:span> <text:span text:style-name="T6">(wybranie katalogu </text:span>osób<text:span text:style-name="T6"> z listy dostępnych katalogów </text:span>osób<text:span text:style-name="T6">).</text:span></text:p>
          <text:p text:style-name="P48"><text:span text:style-name="T7">Rodzaj Uprawnienia:</text:span> <text:span text:style-name="T6">(wybranie </text:span>rodzaju uprawnienia<text:span text:style-name="T6"> z listy dostępnych </text:span>rodzajów uprawnień<text:span text:style-name="T6">).</text:span></text:p>
          <text:p text:style-name="P48"><text:span text:style-name="T7">Nasz pracownik:</text:span> „T”</text:p>
          <text:p text:style-name="P8"><text:span text:style-name="T11">Wyświetlenie Osoby uprawnionej na ekranie.</text:span></text:p>
          <text:p text:style-name="P8"/>
          <text:p text:style-name="P35">Oczekiwany resultat:</text:p>
          <text:p text:style-name="P28">Wypisanie <text:span text:style-name="T6">przez system </text:span>informacji dotyczących <text:span text:style-name="T13">Osoby uprawnionej</text:span> na ekranie.</text:p>
          <text:p text:style-name="P11"/>
        </text:list-item>
        <text:list-item>
          <text:p text:style-name="P13">Sprawdzenie możliwości dodania <text:span text:style-name="T1">Podmiotu zewnętrznego</text:span>.</text:p>
          <text:p text:style-name="P49">Wprowadzenie nowego Podmiotu zewnętrznego do systemu o parametrach:</text:p>
          <text:p text:style-name="P49"><text:span text:style-name="T7">Status prawny:</text:span> „Testowy status prawny”</text:p>
          <text:p text:style-name="P49"><text:span text:style-name="T7">Typ:</text:span> &lt;Organizacja lub Osoba fizyczna&gt;</text:p>
          <text:p text:style-name="P49">Uzupełnienie stosownych <text:span text:style-name="T14">d</text:span>anych w zależności od <text:span text:style-name="T14">typu podmiotu zewnętrznego.</text:span></text:p>
          <text:p text:style-name="P9"><text:span text:style-name="T11">Wyświetlenie Podmiotu zewnętrznego na ekranie.</text:span></text:p>
          <text:p text:style-name="P9"/>
          <text:p text:style-name="P36">Oczekiwany resultat:</text:p>
          <text:p text:style-name="P29">Wypisanie <text:span text:style-name="T6">przez system </text:span>informacji dotyczących <text:span text:style-name="T14">Podmiotu zewnętrznego</text:span> na ekranie.</text:p>
          <text:p text:style-name="P29"/>
        </text:list-item>
        <text:list-item>
          <text:p text:style-name="P13">Sprawdzenie możliwości dodania <text:span text:style-name="T1">Rodzaju umowy.</text:span></text:p>
          <text:p text:style-name="P15">Wprowadzenie nowego Rodzaju umowy do systemu o parametrach:</text:p>
          <text:p text:style-name="P15"><text:span text:style-name="T7">Typ umowy</text:span>: „Typ testowy”.</text:p>
          <text:p text:style-name="P9"><text:span text:style-name="T11">Wyświetlenie Rodzaju umowy na ekranie.</text:span></text:p>
          <text:p text:style-name="P9"/>
          <text:p text:style-name="P36">Oczekiwany resultat:</text:p>
          <text:p text:style-name="P17">Wypisanie <text:span text:style-name="T6">przez system </text:span>informacji dotyczących <text:span text:style-name="T14">Rodzaju umowy</text:span> na ekranie.</text:p>
          <text:p text:style-name="P17"/>
        </text:list-item>
        <text:list-item>
          <text:p text:style-name="P14">Sprawdzenie możliwości dodania <text:span text:style-name="T1">Umowy</text:span>.</text:p>
        </text:list-item>
        <text:list-item>
          <text:p text:style-name="P14"><text:soft-page-break/>Sprawdzenie poprawności przypisania <text:span text:style-name="T1">Katalogu umów</text:span>, <text:span text:style-name="T1">Podmiotu zewnętrznego</text:span>, oraz <text:span text:style-name="T1">Rodzaju umowy</text:span> do <text:span text:style-name="T1">Umowy</text:span>.</text:p>
          <text:p text:style-name="P15">Wprowadzenie nowej Umowy do systemu o parametrach:</text:p>
          <text:p text:style-name="P15"><text:span text:style-name="T7">Nazwa umowy:</text:span> „Umowa testowa”</text:p>
          <text:p text:style-name="P15"><text:span text:style-name="T7">Katalog umów:</text:span> <text:span text:style-name="T6">(wybranie katalogu umów z listy dostępnych katalogów umów).</text:span></text:p>
          <text:p text:style-name="P16"><text:span text:style-name="T7">Podmiot zewnętrzny:</text:span> <text:span text:style-name="T6">(wybranie podmiotu zewnętrznego z listy dostępnych podmiotów zewnętrznych).</text:span></text:p>
          <text:p text:style-name="P16"><text:span text:style-name="T7">Rodzaj umowy:</text:span> <text:span text:style-name="T6">(wybranie rodzaju umowy z listy dostępnych rodzajów umów).</text:span></text:p>
        </text:list-item>
      </text:list>
      <text:p text:style-name="P2"/>
      <text:p text:style-name="P2"/>
      <text:p text:style-name="P3">Testy integracyjne:</text:p>
      <text:p text:style-name="P3"/>
      <text:list xml:id="list483032904" text:style-name="L2">
        <text:list-item>
          <text:p text:style-name="P18">Sprawdzenie możliwości dodania pracownika bez przypisania go do działu.</text:p>
          <text:p text:style-name="P18"/>
          <text:p text:style-name="P37">Oczekiwany resultat:</text:p>
          <text:p text:style-name="P50">Wyświetlenie przez systemu błędu i nie dodanie pracownika do systemu.</text:p>
          <text:p text:style-name="P50"/>
        </text:list-item>
        <text:list-item>
          <text:p text:style-name="P20">Sprawdzenie dostępu Pracownika do do Katalogu informacji, do którego nie ma uprawnienia.</text:p>
          <text:p text:style-name="P20"/>
          <text:p text:style-name="P37">Oczekiwany resultat:</text:p>
          <text:p text:style-name="P50">Wyświetlenie przez systemu błędu i nie wyświetlenie katalogu informacji.</text:p>
          <text:p text:style-name="P22"/>
        </text:list-item>
        <text:list-item>
          <text:p text:style-name="P20">Sprawdzenie możliwości dodania (przypisania) umowy do podmiotu zewnętrznego.</text:p>
          <text:p text:style-name="P22"/>
          <text:p text:style-name="P37">Oczekiwany resultat:</text:p>
          <text:p text:style-name="P50">Możliwość wyświetlenia przez system dodanej umowy z listu umów podmiotu zewnętrznego.</text:p>
          <text:p text:style-name="P50"/>
        </text:list-item>
        <text:list-item>
          <text:p text:style-name="P20">Sprawdzenie możliwości dodania umowy do katalogu umów.</text:p>
          <text:p text:style-name="P22"/>
          <text:p text:style-name="P37">Oczekiwany resultat:</text:p>
          <text:p text:style-name="P50">Możliwość wyświetlenia przez system dodanej umowy z katalogu umów.</text:p>
          <text:p text:style-name="P22"/>
        </text:list-item>
        <text:list-item>
          <text:p text:style-name="P21">Sprawdzenie dostępu do <text:span text:style-name="T4">osoby nieuprawnionej do katalogu informacji.</text:span></text:p>
          <text:p text:style-name="P21"/>
          <text:p text:style-name="P37">Oczekiwany resultat:</text:p>
          <text:p text:style-name="P50">Wyświetlenie przez systemu błędu i nie wyświetlenie katalogu informacji.</text:p>
        </text:list-item>
      </text:list>
      <text:p text:style-name="P19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2:18:11.040658596</meta:creation-date>
    <dc:date>2019-05-15T17:45:16.266659083</dc:date>
    <meta:editing-duration>PT14M16S</meta:editing-duration>
    <meta:editing-cycles>4</meta:editing-cycles>
    <meta:generator>LibreOffice/6.2.2.2$Linux_X86_64 LibreOffice_project/20$Build-2</meta:generator>
    <meta:document-statistic meta:table-count="0" meta:image-count="0" meta:object-count="0" meta:page-count="3" meta:paragraph-count="121" meta:word-count="696" meta:character-count="4938" meta:non-whitespace-character-count="4451"/>
  </office:meta>
</office:document-meta>
</file>